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Exercise 0</text:p>
          </table:table-cell>
          <table:table-cell table:number-columns-repeated="12"/>
        </table:table-row>
        <table:table-row table:style-name="ro1">
          <table:table-cell office:value-type="string">
            <text:p>Set 1</text:p>
            <draw:frame table:end-cell-address="Sheet1.G21" table:end-x="0.1976in" table:end-y="0.0315in" draw:z-index="0" draw:style-name="gr1" draw:text-style-name="P1" svg:width="5.4878in" svg:height="3.263in" svg:x="0.0437in" svg:y="0.1469in">
              <draw:object draw:notify-on-update-of-ranges="Sheet1.B4:Sheet1.B39 Sheet1.C4:Sheet1.C3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 office:value-type="string">
            <text:p>Set 2</text:p>
          </table:table-cell>
          <table:table-cell table:number-columns-repeated="3"/>
          <table:table-cell office:value-type="string">
            <text:p>Set 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nth</text:p>
          </table:table-cell>
          <table:table-cell office:value-type="string">
            <text:p>Temp(F)</text:p>
          </table:table-cell>
          <table:table-cell table:number-columns-repeated="2"/>
          <table:table-cell office:value-type="string">
            <text:p>Temp(C)</text:p>
          </table:table-cell>
          <table:table-cell office:value-type="string">
            <text:p>Resistance(Ohm)</text:p>
          </table:table-cell>
          <table:table-cell table:number-columns-repeated="2"/>
          <table:table-cell office:value-type="string">
            <text:p>Velocity(m/s)</text:p>
          </table:table-cell>
          <table:table-cell office:value-type="string">
            <text:p>Energy(J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1" office:value-type="float" office:value="0.000000112">
            <text:p>1.12E-007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.25">
            <text:p>1.25</text:p>
          </table:table-cell>
          <table:table-cell table:formula="of:=SQRT([.K4])" office:value-type="float" office:value="1.1180339887499">
            <text:p>1.1180339887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30">
            <text:p>30</text:p>
          </table:table-cell>
          <table:table-cell table:style-name="ce2" office:value-type="float" office:value="0.000000116">
            <text:p>0.000000116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1.51">
            <text:p>1.51</text:p>
          </table:table-cell>
          <table:table-cell table:formula="of:=SQRT([.K5])" office:value-type="float" office:value="1.22882057274445">
            <text:p>1.2288205727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2" office:value-type="float" office:value="0.000000121">
            <text:p>0.000000121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.8">
            <text:p>1.8</text:p>
          </table:table-cell>
          <table:table-cell table:formula="of:=SQRT([.K6])" office:value-type="float" office:value="1.34164078649987">
            <text:p>1.3416407865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50">
            <text:p>50</text:p>
          </table:table-cell>
          <table:table-cell table:style-name="ce2" office:value-type="float" office:value="0.000000125">
            <text:p>0.000000125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2.11">
            <text:p>2.11</text:p>
          </table:table-cell>
          <table:table-cell table:formula="of:=SQRT([.K7])" office:value-type="float" office:value="1.4525839046334">
            <text:p>1.4525839046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2" office:value-type="float" office:value="0.000000129">
            <text:p>0.000000129</text:p>
          </table:table-cell>
          <table:table-cell table:number-columns-repeated="2"/>
          <table:table-cell office:value-type="float" office:value="70">
            <text:p>70</text:p>
            <draw:frame table:end-cell-address="Sheet1.Q28" table:end-x="0.5484in" table:end-y="0.0315in" draw:z-index="2" draw:style-name="gr1" draw:text-style-name="P1" svg:width="6.289in" svg:height="3.5457in" svg:x="0.4827in" svg:y="0.0417in">
              <draw:object draw:notify-on-update-of-ranges="Sheet1.J4:Sheet1.J14 Sheet1.K4:Sheet1.K1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2.45">
            <text:p>2.45</text:p>
          </table:table-cell>
          <table:table-cell table:formula="of:=SQRT([.K8])" office:value-type="float" office:value="1.56524758424985">
            <text:p>1.5652475842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70">
            <text:p>70</text:p>
          </table:table-cell>
          <table:table-cell table:style-name="ce2" office:value-type="float" office:value="0.000000134">
            <text:p>0.000000134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2.81">
            <text:p>2.81</text:p>
          </table:table-cell>
          <table:table-cell table:formula="of:=SQRT([.K9])" office:value-type="float" office:value="1.67630546142402">
            <text:p>1.6763054614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80">
            <text:p>80</text:p>
          </table:table-cell>
          <table:table-cell table:style-name="ce2" office:value-type="float" office:value="0.000000138">
            <text:p>0.000000138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3.2">
            <text:p>3.2</text:p>
          </table:table-cell>
          <table:table-cell table:formula="of:=SQRT([.K10])" office:value-type="float" office:value="1.78885438199983">
            <text:p>1.788854382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90">
            <text:p>90</text:p>
          </table:table-cell>
          <table:table-cell table:style-name="ce2" office:value-type="float" office:value="0.000000143">
            <text:p>0.000000143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3.61">
            <text:p>3.61</text:p>
          </table:table-cell>
          <table:table-cell table:formula="of:=SQRT([.K11])" office:value-type="float" office:value="1.9">
            <text:p>1.9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100">
            <text:p>100</text:p>
          </table:table-cell>
          <table:table-cell table:style-name="ce2" office:value-type="float" office:value="0.000000147">
            <text:p>0.000000147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4.05">
            <text:p>4.05</text:p>
          </table:table-cell>
          <table:table-cell table:formula="of:=SQRT([.K12])" office:value-type="float" office:value="2.01246117974981">
            <text:p>2.0124611797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float" office:value="110">
            <text:p>110</text:p>
          </table:table-cell>
          <table:table-cell table:style-name="ce2" office:value-type="float" office:value="0.000000151">
            <text:p>0.000000151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float" office:value="4.51">
            <text:p>4.51</text:p>
          </table:table-cell>
          <table:table-cell table:formula="of:=SQRT([.K13])" office:value-type="float" office:value="2.12367605815953">
            <text:p>2.123676058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120">
            <text:p>120</text:p>
          </table:table-cell>
          <table:table-cell table:style-name="ce2" office:value-type="float" office:value="0.000000156">
            <text:p>0.000000156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formula="of:=SQRT([.K14])" office:value-type="float" office:value="2.23606797749979">
            <text:p>2.2360679775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float" office:value="130">
            <text:p>130</text:p>
          </table:table-cell>
          <table:table-cell table:style-name="ce2" office:value-type="float" office:value="0.00000016">
            <text:p>0.00000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140">
            <text:p>140</text:p>
          </table:table-cell>
          <table:table-cell table:style-name="ce2" office:value-type="float" office:value="0.000000164">
            <text:p>0.000000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float" office:value="150">
            <text:p>150</text:p>
          </table:table-cell>
          <table:table-cell table:style-name="ce2" office:value-type="float" office:value="0.000000169">
            <text:p>0.000000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>
            <draw:frame table:end-cell-address="Sheet1.J38" table:end-x="0.3949in" table:end-y="0.1469in" draw:z-index="1" draw:style-name="gr1" draw:text-style-name="P1" svg:width="5.1697in" svg:height="3.0122in" svg:x="0.5594in" svg:y="0.1575in">
              <draw:object draw:notify-on-update-of-ranges="Sheet1.F4:Sheet1.F17 Sheet1.G4:Sheet1.G1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6"/>
          <table:table-cell>
            <draw:frame table:end-cell-address="Sheet1.Q48" table:end-x="0.3953in" table:end-y="0.0524in" draw:z-index="3" draw:style-name="gr1" draw:text-style-name="P1" svg:width="6.289in" svg:height="3.5531in" svg:x="0.3295in" svg:y="0.063in">
              <draw:object draw:notify-on-update-of-ranges="Sheet1.J4:Sheet1.J14 Sheet1.L4:Sheet1.L1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>
            <text:p>Exercise 1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Temp(C)</text:p>
          </table:table-cell>
          <table:table-cell office:value-type="string">
            <text:p>Specific Heat (J/mol*C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.6">
            <text:p>1.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.64">
            <text:p>1.6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">
            <text:p>60</text:p>
            <draw:frame table:end-cell-address="Sheet1.K72" table:end-x="0.2087in" table:end-y="0.0445in" draw:z-index="4" draw:style-name="gr1" draw:text-style-name="P1" svg:width="7.4634in" svg:height="4.3197in" svg:x="0.7465in" svg:y="0.1697in">
              <draw:object draw:notify-on-update-of-ranges="Sheet1.B45:Sheet1.B56 Sheet1.C45:Sheet1.C56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office:value-type="float" office:value="1.63">
            <text:p>1.6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1.65">
            <text:p>1.6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.67">
            <text:p>1.6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.67">
            <text:p>1.6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1.7">
            <text:p>1.7</text:p>
          </table:table-cell>
          <table:table-cell table:number-columns-repeated="8"/>
          <table:table-cell office:value-type="string">
            <text:p>Exercise 1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1.72">
            <text:p>1.72</text:p>
          </table:table-cell>
          <table:table-cell table:number-columns-repeated="8"/>
          <table:table-cell office:value-type="string">
            <text:p>Estimated Equation Hand-fit Best Fit Line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1.71">
            <text:p>1.71</text:p>
          </table:table-cell>
          <table:table-cell table:number-columns-repeated="8"/>
          <table:table-cell office:value-type="string">
            <text:p>m</text:p>
          </table:table-cell>
          <table:table-cell office:value-type="string">
            <text:p>b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1.72">
            <text:p>1.72</text:p>
            <draw:line table:end-cell-address="Sheet1.H63" table:end-x="0.8673in" table:end-y="0.0551in" draw:z-index="5" draw:style-name="gr2" draw:text-style-name="P1" svg:x1="0.7902in" svg:y1="1.6555in" svg:x2="5.3122in" svg:y2="0.0028in">
              <text:p/>
            </draw:line>
          </table:table-cell>
          <table:table-cell table:number-columns-repeated="8"/>
          <table:table-cell table:formula="of:=3/1280" office:value-type="float" office:value="0.00234375">
            <text:p>0.00234375</text:p>
          </table:table-cell>
          <table:table-cell table:formula="of:= 479/320" office:value-type="float" office:value="1.496875">
            <text:p>1.496875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.71">
            <text:p>1.7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.74">
            <text:p>1.74</text:p>
          </table:table-cell>
          <table:table-cell table:number-columns-repeated="8"/>
          <table:table-cell office:value-type="string">
            <text:p>Estimate of S.H. At 75C</text:p>
          </table:table-cell>
          <table:table-cell/>
        </table:table-row>
        <table:table-row table:style-name="ro1">
          <table:table-cell table:number-columns-repeated="11"/>
          <table:table-cell table:formula="of:= [.L54]*75 + [.M54]" office:value-type="float" office:value="1.67265625">
            <text:p>1.67265625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1"/>
          <table:table-cell office:value-type="string">
            <text:p>Exercise 2</text:p>
          </table:table-cell>
          <table:table-cell/>
        </table:table-row>
        <table:table-row table:style-name="ro1">
          <table:table-cell table:number-columns-repeated="11"/>
          <table:table-cell office:value-type="string">
            <text:p>Linear Regression Best Fit Line</text:p>
          </table:table-cell>
          <table:table-cell/>
        </table:table-row>
        <table:table-row table:style-name="ro1">
          <table:table-cell table:number-columns-repeated="11"/>
          <table:table-cell office:value-type="string">
            <text:p>m</text:p>
          </table:table-cell>
          <table:table-cell office:value-type="string">
            <text:p>b</text:p>
          </table:table-cell>
        </table:table-row>
        <table:table-row table:style-name="ro1">
          <table:table-cell table:number-columns-repeated="11"/>
          <table:table-cell office:value-type="float" office:value="0.00225714">
            <text:p>0.00225714</text:p>
          </table:table-cell>
          <table:table-cell office:value-type="float" office:value="1.5107143">
            <text:p>1.510714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>
            <text:p>Estimate of S.H. At 75C</text:p>
          </table:table-cell>
          <table:table-cell/>
        </table:table-row>
        <table:table-row table:style-name="ro1">
          <table:table-cell table:number-columns-repeated="11"/>
          <table:table-cell table:formula="of:=[.L63]*75 + [.M63]" office:value-type="float" office:value="1.6799998">
            <text:p>1.6799998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>
            <text:p>Percentage Difference</text:p>
          </table:table-cell>
          <table:table-cell/>
        </table:table-row>
        <table:table-row table:style-name="ro1">
          <table:table-cell table:number-columns-repeated="11"/>
          <table:table-cell table:style-name="ce3" table:formula="of:= ([.L66]-[.L57]) / (([.L57]+[.L66])/2)" office:value-type="percentage" office:value="0.00438073568566635">
            <text:p>0.44%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45:Sheet1.C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10/09/2018</text:date>, <text:time>10:1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Kemp</meta:initial-creator>
    <meta:creation-date>2018-10-09T09:18:55.36</meta:creation-date>
    <dc:date>2018-10-09T10:19:26.28</dc:date>
    <dc:creator>Stephen Kemp</dc:creator>
    <meta:editing-duration>PT13M41S</meta:editing-duration>
    <meta:editing-cycles>1</meta:editing-cycles>
    <meta:document-statistic meta:table-count="3" meta:cell-count="188" meta:object-count="6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4cm" svg:height="8.289cm" xlink:href=".." xlink:type="simple" chart:class="chart:scatter" chart:style-name="ch1">
        <chart:title svg:x="4.228cm" svg:y="0.301cm" chart:style-name="ch2">
          <text:p>Temperature by Month (P1)</text:p>
        </chart:title>
        <chart:legend chart:legend-position="end" svg:x="11.677cm" svg:y="3.832cm" style:legend-expansion="high" chart:style-name="ch3"/>
        <chart:plot-area chart:style-name="ch4" table:cell-range-address="Sheet1.B4:Sheet1.C39" svg:x="1.316cm" svg:y="1.575cm" svg:width="9.805cm" svg:height="5.541cm">
          <chartooo:coordinate-region svg:x="2.123cm" svg:y="1.787cm" svg:width="8.811cm" svg:height="4.656cm"/>
          <chart:axis chart:dimension="x" chart:name="primary-x" chart:style-name="ch5">
            <chart:title svg:x="4.917cm" svg:y="7.282cm" chart:style-name="ch6">
              <text:p>Month of the Year</text:p>
            </chart:title>
          </chart:axis>
          <chart:axis chart:dimension="y" chart:name="primary-y" chart:style-name="ch5">
            <chart:title svg:x="0.451cm" svg:y="5.58cm" chart:style-name="ch7">
              <text:p>Temperature (F)</text:p>
            </chart:title>
            <chart:grid chart:style-name="ch8" chart:class="major"/>
          </chart:axis>
          <chart:series chart:style-name="ch9" chart:values-cell-range-address="Sheet1.C4:Sheet1.C39" chart:class="chart:scatter">
            <chart:domain table:cell-range-address="Sheet1.B4:Sheet1.B39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:Sheet1.B39</svg:desc>
                </draw:g>
              </table:table-cell>
              <table:table-cell office:value-type="float" office:value="23">
                <text:p>23</text:p>
                <draw:g>
                  <svg:desc>Sheet1.C4:Sheet1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32cm" svg:height="7.652cm" xlink:href=".." xlink:type="simple" chart:class="chart:scatter" chart:style-name="ch1">
        <chart:title svg:x="3.347cm" svg:y="0.289cm" chart:style-name="ch2">
          <text:p>Resistance by Temperature (P2)</text:p>
        </chart:title>
        <chart:legend chart:legend-position="end" svg:x="10.842cm" svg:y="3.514cm" style:legend-expansion="high" chart:style-name="ch3"/>
        <chart:plot-area chart:style-name="ch4" table:cell-range-address="Sheet1.F4:Sheet1.G17" svg:x="1.3cm" svg:y="1.527cm" svg:width="9.018cm" svg:height="4.964cm">
          <chartooo:coordinate-region svg:x="3.218cm" svg:y="1.739cm" svg:width="6.82cm" svg:height="4.079cm"/>
          <chart:axis chart:dimension="x" chart:name="primary-x" chart:style-name="ch5">
            <chart:title svg:x="4.548cm" svg:y="6.645cm" chart:style-name="ch6">
              <text:p>Temperature (C)</text:p>
            </chart:title>
          </chart:axis>
          <chart:axis chart:dimension="y" chart:name="primary-y" chart:style-name="ch7">
            <chart:title svg:x="0.451cm" svg:y="5.495cm" chart:style-name="ch8">
              <text:p>Resistance (Ohms)</text:p>
            </chart:title>
            <chart:grid chart:style-name="ch9" chart:class="major"/>
          </chart:axis>
          <chart:series chart:style-name="ch10" chart:values-cell-range-address="Sheet1.G4:Sheet1.G17" chart:class="chart:scatter">
            <chart:domain table:cell-range-address="Sheet1.F4:Sheet1.F17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F4:Sheet1.F17</svg:desc>
                </draw:g>
              </table:table-cell>
              <table:table-cell office:value-type="float" office:value="0.000000112">
                <text:p>0.000000112</text:p>
                <draw:g>
                  <svg:desc>Sheet1.G4:Sheet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000000116">
                <text:p>0.000000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0000121">
                <text:p>0.000000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00000125">
                <text:p>0.000000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.000000129">
                <text:p>0.000000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.000000134">
                <text:p>0.000000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.000000138">
                <text:p>0.000000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.000000143">
                <text:p>0.000000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000000147">
                <text:p>0.000000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0.000000151">
                <text:p>0.0000001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0.000000156">
                <text:p>0.000000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0.00000016">
                <text:p>0.00000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0.000000164">
                <text:p>0.000000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0.000000169">
                <text:p>0.0000001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scatter" chart:style-name="ch1">
        <chart:title svg:x="4.53cm" svg:y="0.316cm" chart:style-name="ch2">
          <text:p>Energy vs Velocity of a Bullet  (P3)</text:p>
        </chart:title>
        <chart:legend chart:legend-position="end" svg:x="13.712cm" svg:y="4.191cm" style:legend-expansion="high" chart:style-name="ch3"/>
        <chart:plot-area chart:style-name="ch4" table:cell-range-address="Sheet1.J4:Sheet1.K14" svg:x="1.357cm" svg:y="1.635cm" svg:width="11.717cm" svg:height="6.184cm">
          <chartooo:coordinate-region svg:x="1.794cm" svg:y="1.847cm" svg:width="11cm" svg:height="5.299cm"/>
          <chart:axis chart:dimension="x" chart:name="primary-x" chart:style-name="ch5">
            <chart:title svg:x="6.192cm" svg:y="8cm" chart:style-name="ch6">
              <text:p>Velocity (m/s)</text:p>
            </chart:title>
          </chart:axis>
          <chart:axis chart:dimension="y" chart:name="primary-y" chart:style-name="ch5">
            <chart:title svg:x="0.451cm" svg:y="5.512cm" chart:style-name="ch7">
              <text:p>Energy (J)</text:p>
            </chart:title>
            <chart:grid chart:style-name="ch8" chart:class="major"/>
          </chart:axis>
          <chart:series chart:style-name="ch9" chart:values-cell-range-address="Sheet1.K4:Sheet1.K14" chart:class="chart:scatter">
            <chart:domain table:cell-range-address="Sheet1.J4:Sheet1.J14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J4:Sheet1.J14</svg:desc>
                </draw:g>
              </table:table-cell>
              <table:table-cell office:value-type="float" office:value="1.25">
                <text:p>1.25</text:p>
                <draw:g>
                  <svg:desc>Sheet1.K4:Sheet1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5cm" svg:height="9.026cm" xlink:href=".." xlink:type="simple" chart:class="chart:scatter" chart:style-name="ch1">
        <chart:title svg:x="4.351cm" svg:y="0.317cm" chart:style-name="ch2">
          <text:p>Linearized Bullet Energy vs Velocity (P3)</text:p>
        </chart:title>
        <chart:legend chart:legend-position="end" svg:x="13.765cm" svg:y="4.201cm" style:legend-expansion="high" chart:style-name="ch3"/>
        <chart:plot-area chart:style-name="ch4" table:cell-range-address="Sheet1.J4:Sheet1.J14 Sheet1.L4:Sheet1.L14" svg:x="1.357cm" svg:y="1.635cm" svg:width="11.77cm" svg:height="6.203cm">
          <chartooo:coordinate-region svg:x="2.084cm" svg:y="1.847cm" svg:width="10.763cm" svg:height="5.318cm"/>
          <chart:axis chart:dimension="x" chart:name="primary-x" chart:style-name="ch5">
            <chart:title svg:x="6.219cm" svg:y="8.019cm" chart:style-name="ch6">
              <text:p>Velocity (m/s)</text:p>
            </chart:title>
          </chart:axis>
          <chart:axis chart:dimension="y" chart:name="primary-y" chart:style-name="ch5">
            <chart:title svg:x="0.451cm" svg:y="7.029cm" chart:style-name="ch7">
              <text:p>Square Root of Energy (sqrt(J))</text:p>
            </chart:title>
            <chart:grid chart:style-name="ch8" chart:class="major"/>
          </chart:axis>
          <chart:series chart:style-name="ch9" chart:values-cell-range-address="Sheet1.L4:Sheet1.L14" chart:class="chart:scatter">
            <chart:domain table:cell-range-address="Sheet1.J4:Sheet1.J14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J4:Sheet1.J14</svg:desc>
                </draw:g>
              </table:table-cell>
              <table:table-cell office:value-type="float" office:value="1.1180339887499">
                <text:p>1.1180339887499</text:p>
                <draw:g>
                  <svg:desc>Sheet1.L4:Sheet1.L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1.22882057274445">
                <text:p>1.22882057274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.34164078649987">
                <text:p>1.34164078649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1.4525839046334">
                <text:p>1.4525839046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1.56524758424985">
                <text:p>1.56524758424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1.67630546142402">
                <text:p>1.676305461424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.78885438199983">
                <text:p>1.78885438199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.01246117974981">
                <text:p>2.01246117974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2.12367605815953">
                <text:p>2.12367605815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.23606797749979">
                <text:p>2.236067977499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58cm" svg:height="10.973cm" xlink:href=".." xlink:type="simple" chart:class="chart:scatter" chart:style-name="ch1">
        <chart:title svg:x="6.062cm" svg:y="0.355cm" chart:style-name="ch2">
          <text:p>Specific Heat vs Temperature (E1)</text:p>
        </chart:title>
        <chart:legend chart:legend-position="end" svg:x="14.862cm" svg:y="4.912cm" style:legend-expansion="high" chart:style-name="ch3"/>
        <chart:plot-area chart:style-name="ch4" table:cell-range-address="Sheet1.B45:Sheet1.C56" svg:x="1.417cm" svg:y="1.791cm" svg:width="12.687cm" svg:height="7.955cm">
          <chartooo:coordinate-region svg:x="2.329cm" svg:y="2.003cm" svg:width="11.495cm" svg:height="7.07cm"/>
          <chart:axis chart:dimension="x" chart:name="primary-x" chart:style-name="ch5">
            <chart:title svg:x="6.499cm" svg:y="9.966cm" chart:style-name="ch6">
              <text:p>Temperature (C)</text:p>
            </chart:title>
          </chart:axis>
          <chart:axis chart:dimension="y" chart:name="primary-y" chart:style-name="ch5">
            <chart:title svg:x="0.451cm" svg:y="7.611cm" chart:style-name="ch7">
              <text:p>Specific Heat (J/(mol*C))</text:p>
            </chart:title>
            <chart:grid chart:style-name="ch8" chart:class="major"/>
          </chart:axis>
          <chart:series chart:style-name="ch9" chart:values-cell-range-address="Sheet1.C45:Sheet1.C56" chart:class="chart:scatter">
            <chart:domain table:cell-range-address="Sheet1.B45:Sheet1.B56"/>
            <chart:regression-curve chart:style-name="ch10">
              <chart:equation svg:x="2.441cm" svg:y="2.517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B45:Sheet1.B56</svg:desc>
                </draw:g>
              </table:table-cell>
              <table:table-cell office:value-type="float" office:value="1.6">
                <text:p>1.6</text:p>
                <draw:g>
                  <svg:desc>Sheet1.C45:Sheet1.C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.74">
                <text:p>1.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